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BlinkMacSystemFont" svg:font-family="BlinkMacSystemFont, apple-system, 'Segoe UI', Roboto, Helvetica, Arial, sans-serif"/>
    <style:font-face style:name="Consolas" svg:font-family="Consolas, 'Lucida Console', Menlo, Monaco, monospace"/>
    <style:font-face style:name="OpenSymbol" svg:font-family="OpenSymbol"/>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06cm" fo:margin-left="0cm" fo:margin-right="-0.005cm" table:align="margins"/>
    </style:style>
    <style:style style:name="Table1.A" style:family="table-column">
      <style:table-column-properties style:column-width="5.32cm" style:rel-column-width="20501*"/>
    </style:style>
    <style:style style:name="Table1.B" style:family="table-column">
      <style:table-column-properties style:column-width="7.992cm" style:rel-column-width="30799*"/>
    </style:style>
    <style:style style:name="Table1.C" style:family="table-column">
      <style:table-column-properties style:column-width="3.694cm" style:rel-column-width="1423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margin-top="0cm" fo:margin-bottom="0.318cm" fo:orphans="2" fo:widows="2" fo:text-indent="0cm" style:auto-text-indent="false" fo:padding="0cm" fo:border="none"/>
      <style:text-properties fo:font-variant="normal" fo:text-transform="none" fo:color="#333333" style:font-name="BlinkMacSystemFont" fo:font-size="10.5pt" fo:letter-spacing="normal" fo:font-style="normal" fo:font-weight="normal"/>
    </style:style>
    <style:style style:name="P2" style:family="paragraph" style:parent-style-name="Text_20_body" style:list-style-name="L4">
      <style:paragraph-properties fo:margin-left="0cm" fo:margin-right="0cm" fo:margin-top="0cm" fo:margin-bottom="0.318cm" fo:orphans="2" fo:widows="2" fo:text-indent="0cm" style:auto-text-indent="false" fo:padding="0cm" fo:border="none"/>
      <style:text-properties fo:font-variant="normal" fo:text-transform="none" fo:color="#333333" style:font-name="BlinkMacSystemFont" fo:font-size="10.5pt" fo:letter-spacing="normal" fo:font-style="normal" fo:font-weight="normal"/>
    </style:style>
    <style:style style:name="P3" style:family="paragraph" style:parent-style-name="Text_20_body">
      <style:paragraph-properties fo:margin-left="0cm" fo:margin-right="0cm" fo:margin-top="0cm" fo:margin-bottom="0.318cm" fo:orphans="2" fo:widows="2" fo:text-indent="0cm" style:auto-text-indent="false" fo:padding="0cm" fo:border="none"/>
    </style:style>
    <style:style style:name="P4" style:family="paragraph" style:parent-style-name="Text_20_body" style:list-style-name="L4">
      <style:paragraph-properties fo:margin-left="0cm" fo:margin-right="0cm" fo:margin-top="0cm" fo:margin-bottom="0.318cm" fo:orphans="2" fo:widows="2" fo:text-indent="0cm" style:auto-text-indent="false" fo:padding="0cm" fo:border="none"/>
    </style:style>
    <style:style style:name="P5" style:family="paragraph" style:parent-style-name="Text_20_body">
      <style:paragraph-properties fo:margin-left="0cm" fo:margin-right="0cm" fo:margin-top="0cm" fo:margin-bottom="0.318cm" fo:orphans="2" fo:widows="2" fo:text-indent="0cm" style:auto-text-indent="false" fo:padding-left="0.079cm" fo:padding-right="0.079cm" fo:padding-top="0.049cm" fo:padding-bottom="0.049cm" fo:border="0.002cm solid #e8e6e5"/>
    </style:style>
    <style:style style:name="P6"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333333" style:font-name="BlinkMacSystemFont" fo:font-size="12pt" fo:letter-spacing="normal" fo:font-style="normal" fo:font-weight="bold"/>
    </style:style>
    <style:style style:name="P7" style:family="paragraph" style:parent-style-name="Text_20_body" style:list-style-name="L6">
      <style:paragraph-properties fo:margin-left="0cm" fo:margin-right="0cm" fo:margin-top="0cm" fo:margin-bottom="0cm" fo:orphans="2" fo:widows="2" fo:text-indent="0cm" style:auto-text-indent="false" fo:padding="0cm" fo:border="none"/>
      <style:text-properties fo:font-variant="normal" fo:text-transform="none" fo:color="#333333" style:font-name="BlinkMacSystemFont" fo:font-size="10.5pt" fo:letter-spacing="normal" fo:font-style="normal" fo:font-weight="normal" fo:background-color="#f7f6ea"/>
    </style:style>
    <style:style style:name="P8" style:family="paragraph" style:parent-style-name="Text_20_body" style:list-style-name="L6">
      <style:paragraph-properties fo:margin-left="0cm" fo:margin-right="0cm" fo:margin-top="0cm" fo:margin-bottom="0cm" fo:orphans="2" fo:widows="2" fo:text-indent="0cm" style:auto-text-indent="false" fo:padding="0cm" fo:border="none"/>
    </style:style>
    <style:style style:name="P9" style:family="paragraph" style:parent-style-name="Text_20_body" style:list-style-name="L5">
      <style:paragraph-properties fo:margin-left="0cm" fo:margin-right="0cm" fo:margin-top="0.582cm" fo:margin-bottom="0.582cm" fo:orphans="2" fo:widows="2" fo:text-indent="0cm" style:auto-text-indent="false" fo:padding="0cm" fo:border="none"/>
      <style:text-properties fo:font-variant="normal" fo:text-transform="none" fo:color="#333333" style:font-name="BlinkMacSystemFont" fo:font-size="10.5pt" fo:letter-spacing="normal" fo:font-style="normal" fo:font-weight="normal"/>
    </style:style>
    <style:style style:name="P10" style:family="paragraph" style:parent-style-name="Text_20_body" style:list-style-name="L5">
      <style:paragraph-properties fo:margin-left="0cm" fo:margin-right="0cm" fo:margin-top="0.582cm" fo:margin-bottom="0.582cm" fo:orphans="2" fo:widows="2" fo:text-indent="0cm" style:auto-text-indent="false" fo:padding="0cm" fo:border="none"/>
    </style:style>
    <style:style style:name="P11" style:family="paragraph" style:parent-style-name="Text_20_body">
      <style:paragraph-properties fo:margin-left="0cm" fo:margin-right="0cm" fo:margin-top="0.265cm" fo:margin-bottom="0.265cm" fo:orphans="2" fo:widows="2" fo:text-indent="0cm" style:auto-text-indent="false"/>
      <style:text-properties fo:font-variant="normal" fo:text-transform="none" fo:color="#333333" fo:letter-spacing="normal"/>
    </style:style>
    <style:style style:name="P12" style:family="paragraph" style:parent-style-name="Text_20_body" style:list-style-name="L2">
      <style:paragraph-properties fo:margin-left="0cm" fo:margin-right="0cm" fo:margin-top="0.199cm" fo:margin-bottom="0.199cm" fo:orphans="2" fo:widows="2" fo:text-indent="0cm" style:auto-text-indent="false" fo:padding="0cm" fo:border="none"/>
    </style:style>
    <style:style style:name="P13" style:family="paragraph" style:parent-style-name="Text_20_body" style:list-style-name="L3">
      <style:paragraph-properties fo:margin-left="0cm" fo:margin-right="0cm" fo:margin-top="0.199cm" fo:margin-bottom="0.199cm" fo:orphans="2" fo:widows="2" fo:text-indent="0cm" style:auto-text-indent="false" fo:padding="0cm" fo:border="none"/>
      <style:text-properties fo:font-variant="normal" fo:text-transform="none" fo:color="#333333" style:font-name="BlinkMacSystemFont" fo:font-size="10.5pt" fo:letter-spacing="normal" fo:font-style="normal" fo:font-weight="normal"/>
    </style:style>
    <style:style style:name="P14" style:family="paragraph" style:parent-style-name="Text_20_body" style:list-style-name="L3">
      <style:paragraph-properties fo:margin-left="0cm" fo:margin-right="0cm" fo:margin-top="0.199cm" fo:margin-bottom="0.199cm" fo:orphans="2" fo:widows="2" fo:text-indent="0cm" style:auto-text-indent="false" fo:padding="0cm" fo:border="none"/>
      <style:text-properties fo:font-variant="normal" fo:text-transform="none" fo:color="#333333" fo:letter-spacing="normal"/>
    </style:style>
    <style:style style:name="P15" style:family="paragraph" style:parent-style-name="Text_20_body">
      <style:paragraph-properties fo:margin-left="0.635cm" fo:margin-right="0.635cm" fo:margin-top="0cm" fo:margin-bottom="0.318cm" fo:orphans="2" fo:widows="2" fo:text-indent="0cm" style:auto-text-indent="false" fo:padding="0cm" fo:border="none"/>
      <style:text-properties fo:font-variant="normal" fo:text-transform="none" fo:color="#333333" style:font-name="BlinkMacSystemFont" fo:font-size="10.5pt" fo:letter-spacing="normal" fo:font-style="normal" fo:font-weight="normal"/>
    </style:style>
    <style:style style:name="P16" style:family="paragraph" style:parent-style-name="Text_20_body">
      <style:paragraph-properties fo:margin-left="0.635cm" fo:margin-right="0.635cm" fo:margin-top="0cm" fo:margin-bottom="0.318cm" fo:orphans="2" fo:widows="2" fo:text-indent="0cm" style:auto-text-indent="false" fo:padding="0cm" fo:border="none"/>
    </style:style>
    <style:style style:name="P17" style:family="paragraph" style:parent-style-name="Text_20_body">
      <style:paragraph-properties fo:margin-top="0.847cm" fo:margin-bottom="0.212cm" fo:orphans="2" fo:widows="2" fo:padding-left="0cm" fo:padding-right="0cm" fo:padding-top="0cm" fo:padding-bottom="0.423cm" fo:border-left="none" fo:border-right="none" fo:border-top="none" fo:border-bottom="0.035cm solid #eeeeee"/>
      <style:text-properties fo:font-variant="normal" fo:text-transform="none" fo:color="#999999" style:font-name="BlinkMacSystemFont" fo:font-size="10.5pt" fo:letter-spacing="normal" fo:font-style="normal" fo:font-weight="normal"/>
    </style:style>
    <style:style style:name="P18" style:family="paragraph" style:parent-style-name="Text_20_body" style:list-style-name="L7">
      <style:paragraph-properties fo:margin-top="0.199cm" fo:margin-bottom="0.199cm" fo:line-height="0.499cm" fo:orphans="2" fo:widows="2" fo:padding="0cm" fo:border="none"/>
    </style:style>
    <style:style style:name="P19" style:family="paragraph" style:parent-style-name="Text_20_body" style:list-style-name="L7" style:master-page-name="">
      <style:paragraph-properties fo:margin-top="0.199cm" fo:margin-bottom="0.199cm" fo:line-height="0.499cm" fo:orphans="2" fo:widows="2" style:page-number="auto" fo:padding="0cm" fo:border="none"/>
    </style:style>
    <style:style style:name="P20" style:family="paragraph" style:parent-style-name="Standard">
      <style:text-properties style:font-name="Times New Roman" fo:font-size="10pt" style:font-size-asian="10pt" style:font-size-complex="10pt"/>
    </style:style>
    <style:style style:name="P21" style:family="paragraph" style:parent-style-name="Heading_20_2">
      <style:paragraph-properties fo:margin-left="0cm" fo:margin-right="0cm" fo:margin-top="0.635cm" fo:margin-bottom="0.318cm" style:line-height-at-least="0.847cm" fo:orphans="2" fo:widows="2" fo:text-indent="0cm" style:auto-text-indent="false" fo:padding="0cm" fo:border="none"/>
    </style:style>
    <style:style style:name="P22" style:family="paragraph" style:parent-style-name="Heading_20_2">
      <style:paragraph-properties fo:margin-left="0cm" fo:margin-right="0cm" fo:margin-top="0.199cm" fo:margin-bottom="0.199cm" style:line-height-at-least="0.847cm" fo:orphans="2" fo:widows="2" fo:text-indent="0cm" style:auto-text-indent="false" fo:padding="0cm" fo:border="none"/>
      <style:text-properties fo:font-size="15pt" style:font-size-asian="15pt" style:font-size-complex="15pt"/>
    </style:style>
    <style:style style:name="P23" style:family="paragraph" style:parent-style-name="Heading_20_2">
      <style:paragraph-properties fo:margin-left="0cm" fo:margin-right="0cm" fo:margin-top="0.199cm" fo:margin-bottom="0.199cm" style:line-height-at-least="0.847cm" fo:orphans="2" fo:widows="2" fo:text-indent="0cm" style:auto-text-indent="false" fo:padding="0cm" fo:border="none"/>
    </style:style>
    <style:style style:name="P24" style:family="paragraph" style:parent-style-name="Heading_20_2">
      <style:paragraph-properties fo:margin-left="0cm" fo:margin-right="0.423cm" fo:margin-top="0.635cm" fo:margin-bottom="0.318cm" style:line-height-at-least="0.847cm" fo:orphans="2" fo:widows="2" fo:text-indent="0cm" style:auto-text-indent="false" fo:padding="0cm" fo:border="none"/>
    </style:style>
    <style:style style:name="P25" style:family="paragraph" style:parent-style-name="List_20_Heading">
      <style:paragraph-properties fo:margin-left="0cm" fo:margin-right="0cm" fo:margin-top="0cm" fo:margin-bottom="0.499cm" fo:orphans="2" fo:widows="2" fo:text-indent="0cm" style:auto-text-indent="false" fo:padding-left="0.079cm" fo:padding-right="0.079cm" fo:padding-top="0.049cm" fo:padding-bottom="0.049cm" fo:border="0.002cm solid #e8e6e5"/>
    </style:style>
    <style:style style:name="P26" style:family="paragraph" style:parent-style-name="List_20_Heading">
      <style:paragraph-properties fo:margin-top="0cm" fo:margin-bottom="0.499cm" fo:orphans="2" fo:widows="2" fo:padding="0cm" fo:border="none"/>
      <style:text-properties fo:font-variant="normal" fo:text-transform="none" fo:color="#333333" fo:letter-spacing="normal"/>
    </style:style>
    <style:style style:name="P27" style:family="paragraph" style:parent-style-name="List_20_Heading">
      <style:paragraph-properties fo:margin-top="0cm" fo:margin-bottom="0.499cm" fo:orphans="2" fo:widows="2" fo:padding-left="0.079cm" fo:padding-right="0.079cm" fo:padding-top="0.049cm" fo:padding-bottom="0.049cm" fo:border="0.002cm solid #e8e6e5"/>
    </style:style>
    <style:style style:name="P28" style:family="paragraph" style:parent-style-name="List_20_Contents">
      <style:paragraph-properties fo:margin-left="1cm" fo:margin-right="0cm" fo:margin-top="0cm" fo:margin-bottom="0.318cm" fo:orphans="2" fo:widows="2" fo:text-indent="0cm" style:auto-text-indent="false" fo:padding="0cm" fo:border="none"/>
      <style:text-properties fo:font-variant="normal" fo:text-transform="none" fo:color="#333333" style:font-name="BlinkMacSystemFont" fo:font-size="10.5pt" fo:letter-spacing="normal" fo:font-style="normal" fo:font-weight="normal"/>
    </style:style>
    <style:style style:name="P29" style:family="paragraph" style:parent-style-name="List_20_Contents">
      <style:paragraph-properties fo:margin-left="1cm" fo:margin-right="0cm" fo:margin-top="0cm" fo:margin-bottom="0.318cm" fo:orphans="2" fo:widows="2" fo:text-indent="0cm" style:auto-text-indent="false" fo:padding="0cm" fo:border="none"/>
    </style:style>
    <style:style style:name="P30" style:family="paragraph" style:parent-style-name="Preformatted_20_Text">
      <style:paragraph-properties fo:margin-left="0cm" fo:margin-right="0cm" fo:margin-top="0cm" fo:margin-bottom="0cm" style:line-height-at-least="0.45cm" fo:text-align="start" style:justify-single-word="false" fo:orphans="2" fo:widows="2" fo:text-indent="0cm" style:auto-text-indent="false" fo:background-color="#f5f2f0" fo:padding="0cm" fo:border="none">
        <style:background-image/>
      </style:paragraph-properties>
    </style:style>
    <style:style style:name="P31" style:family="paragraph" style:parent-style-name="Preformatted_20_Text">
      <style:paragraph-properties fo:margin-top="0cm" fo:margin-bottom="0cm" style:line-height-at-least="0.45cm" fo:text-align="start" style:justify-single-word="false" fo:orphans="2" fo:widows="2" fo:background-color="#f5f2f0" fo:padding="0cm" fo:border="none">
        <style:background-image/>
      </style:paragraph-properties>
    </style:style>
    <style:style style:name="P32" style:family="paragraph" style:parent-style-name="Table_20_Contents">
      <style:text-properties style:font-name="Times New Roman" fo:font-size="10pt" style:font-size-asian="10pt" style:font-size-complex="10pt"/>
    </style:style>
    <style:style style:name="T1" style:family="text">
      <style:text-properties style:font-name="BlinkMacSystemFont" fo:font-size="10.5pt" fo:font-style="normal" fo:font-weight="normal"/>
    </style:style>
    <style:style style:name="T2" style:family="text">
      <style:text-properties style:font-name="BlinkMacSystemFont" fo:font-size="10.5pt" fo:font-style="normal" fo:font-weight="bold"/>
    </style:style>
    <style:style style:name="T3" style:family="text">
      <style:text-properties fo:font-variant="normal" fo:text-transform="none" fo:color="#333333" style:text-line-through-style="none" style:font-name="inherit" fo:font-size="18pt" fo:letter-spacing="normal" fo:font-style="normal" style:text-underline-style="none" fo:font-weight="normal" style:text-blinking="false"/>
    </style:style>
    <style:style style:name="T4" style:family="text">
      <style:text-properties fo:font-variant="normal" fo:text-transform="none" fo:color="#333333" style:text-line-through-style="none" style:font-name="inherit" fo:letter-spacing="normal" fo:font-style="normal" style:text-underline-style="none" fo:font-weight="normal" style:text-blinking="false"/>
    </style:style>
    <style:style style:name="T5" style:family="text">
      <style:text-properties fo:font-variant="normal" fo:text-transform="none" fo:color="#333333" style:text-line-through-style="none" style:font-name="inherit" fo:font-size="15pt" fo:letter-spacing="normal" fo:font-style="normal" style:text-underline-style="none" fo:font-weight="normal" style:text-blinking="false" style:font-size-asian="15pt" style:font-size-complex="15pt"/>
    </style:style>
    <style:style style:name="T6" style:family="text">
      <style:text-properties fo:font-variant="normal" fo:text-transform="none" fo:color="#333333" style:font-name="BlinkMacSystemFont" fo:font-size="10.5pt" fo:letter-spacing="normal" fo:font-style="normal" fo:font-weight="normal"/>
    </style:style>
    <style:style style:name="T7" style:family="text">
      <style:text-properties fo:font-variant="normal" fo:text-transform="none" fo:color="#333333" style:font-name="BlinkMacSystemFont" fo:font-size="10.5pt" fo:letter-spacing="normal" fo:font-style="normal" fo:font-weight="normal" fo:background-color="#f7f6ea"/>
    </style:style>
    <style:style style:name="T8" style:family="text">
      <style:text-properties fo:font-variant="normal" fo:text-transform="none" fo:color="#333333" style:font-name="BlinkMacSystemFont" fo:font-size="10.5pt" fo:letter-spacing="normal" fo:font-style="normal" fo:font-weight="bold"/>
    </style:style>
    <style:style style:name="T9" style:family="text">
      <style:text-properties fo:font-variant="normal" fo:text-transform="none" fo:color="#333333" style:font-name="Consolas" fo:font-size="10.5pt" fo:letter-spacing="normal" fo:font-style="normal" fo:font-weight="normal"/>
    </style:style>
    <style:style style:name="T10" style:family="text">
      <style:text-properties fo:font-variant="normal" fo:text-transform="none" fo:color="#333333" style:font-name="Consolas" fo:font-size="10.5pt" fo:letter-spacing="normal" fo:font-style="normal" fo:font-weight="normal" fo:background-color="#f5f2f0"/>
    </style:style>
    <style:style style:name="T11" style:family="text">
      <style:text-properties fo:font-variant="normal" fo:text-transform="none" fo:color="#333333" style:font-name="Consolas" fo:font-size="10.5pt" fo:letter-spacing="normal" fo:font-style="normal" fo:font-weight="bold"/>
    </style:style>
    <style:style style:name="T12" style:family="text">
      <style:text-properties fo:font-variant="normal" fo:text-transform="none" fo:color="#333333" fo:letter-spacing="normal"/>
    </style:style>
    <style:style style:name="T13" style:family="text">
      <style:text-properties fo:font-variant="normal" fo:text-transform="none" fo:color="#551a8b" style:text-line-through-style="none" style:font-name="BlinkMacSystemFont" fo:font-size="10.5pt" fo:letter-spacing="normal" fo:font-style="normal" style:text-underline-style="none" fo:font-weight="normal" style:text-blinking="false"/>
    </style:style>
    <style:style style:name="T14" style:family="text">
      <style:text-properties fo:font-variant="normal" fo:text-transform="none" fo:color="#551a8b" style:text-line-through-style="none" style:font-name="BlinkMacSystemFont" fo:font-size="10.5pt" fo:letter-spacing="normal" fo:font-style="normal" style:text-underline-style="none" fo:font-weight="normal" style:text-blinking="false" fo:background-color="#f7f6ea"/>
    </style:style>
    <style:style style:name="T15" style:family="text">
      <style:text-properties fo:font-variant="normal" fo:text-transform="none" fo:color="#b8b7b7" style:font-name="Consolas" fo:font-size="10.5pt" fo:letter-spacing="normal" fo:font-style="normal" fo:font-weight="normal"/>
    </style:style>
    <style:style style:name="T16" style:family="text">
      <style:text-properties fo:font-variant="normal" fo:text-transform="none" fo:color="#b8b7b7" style:font-name="Consolas" fo:font-size="10.5pt" fo:letter-spacing="normal" fo:font-style="normal" fo:font-weight="bold"/>
    </style:style>
    <style:style style:name="T17" style:family="text">
      <style:text-properties fo:font-variant="normal" fo:text-transform="none" fo:color="#0077aa" style:font-name="Consolas" fo:font-size="10.5pt" fo:letter-spacing="normal" fo:font-style="normal" fo:font-weight="normal"/>
    </style:style>
    <style:style style:name="T18" style:family="text">
      <style:text-properties fo:font-variant="normal" fo:text-transform="none" fo:color="#000000" style:font-name="Consolas" fo:font-size="10.5pt" fo:letter-spacing="normal" fo:font-style="normal" fo:font-weight="normal"/>
    </style:style>
    <style:style style:name="T19" style:family="text">
      <style:text-properties fo:font-variant="normal" fo:text-transform="none" fo:color="#000000" fo:letter-spacing="normal"/>
    </style:style>
    <style:style style:name="T20" style:family="text">
      <style:text-properties fo:font-variant="normal" fo:text-transform="none" fo:color="#999999" style:font-name="Consolas" fo:font-size="10.5pt" fo:letter-spacing="normal" fo:font-style="normal" fo:font-weight="normal"/>
    </style:style>
    <style:style style:name="T21" style:family="text">
      <style:text-properties fo:font-variant="normal" fo:text-transform="none" fo:color="#a67f59" style:font-name="Consolas" fo:font-size="10.5pt" fo:letter-spacing="normal" fo:font-style="normal" fo:font-weight="normal"/>
    </style:style>
    <style:style style:name="T22" style:family="text">
      <style:text-properties fo:font-variant="normal" fo:text-transform="none" fo:color="#669900" style:font-name="Consolas" fo:font-size="10.5pt" fo:letter-spacing="normal" fo:font-style="normal" fo:font-weight="normal"/>
    </style:style>
    <style:style style:name="T23" style:family="text">
      <style:text-properties fo:font-variant="normal" fo:text-transform="none" fo:color="#708090" style:font-name="Consolas" fo:font-size="10.5pt" fo:letter-spacing="normal" fo:font-style="normal" fo:font-weight="normal"/>
    </style:style>
    <style:style style:name="T24" style:family="text">
      <style:text-properties fo:font-variant="normal" fo:text-transform="none" fo:color="#990055" style:font-name="Consolas" fo:font-size="10.5pt" fo:letter-spacing="normal" fo:font-style="normal" fo:font-weight="normal"/>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draw:ole-draw-aspect="1" draw:frame-display-border="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tab/><text:tab/><text:tab/><text:tab/><text:tab/><text:tab/></text:p>
      <table:table table:name="Table1" table:style-name="Table1">
        <table:table-column table:style-name="Table1.A"/>
        <table:table-column table:style-name="Table1.B"/>
        <table:table-column table:style-name="Table1.C"/>
        <table:table-row>
          <table:table-cell table:style-name="Table1.A1" office:value-type="string">
            <text:p text:style-name="P32">Technikerschule Erlangen</text:p>
          </table:table-cell>
          <table:table-cell table:style-name="Table1.A1" office:value-type="string">
            <text:p text:style-name="P32">Übung: Debuggung in Chrome </text:p>
          </table:table-cell>
          <table:table-cell table:style-name="Table1.C1" office:value-type="string">
            <text:p text:style-name="P32">Datum</text:p>
          </table:table-cell>
        </table:table-row>
        <table:table-row>
          <table:table-cell table:style-name="Table1.A2" office:value-type="string">
            <text:p text:style-name="P32"/>
          </table:table-cell>
          <table:table-cell table:style-name="Table1.A2" office:value-type="string">
            <text:p text:style-name="P32"/>
          </table:table-cell>
          <table:table-cell table:style-name="Table1.C2" office:value-type="string">
            <text:p text:style-name="P32"/>
          </table:table-cell>
        </table:table-row>
      </table:table>
      <text:h text:style-name="P22" text:outline-level="2"><text:span text:style-name="T4">1. Öffnen des Source Tab</text:span></text:h>
      <text:list xml:id="list5755550140980859269" text:style-name="L7">
        <text:list-item>
          <text:p text:style-name="P18"><text:span text:style-name="T6">Öffne die Beispiel Datei in Chrom</text:span></text:p>
        </text:list-item>
        <text:list-item>
          <text:p text:style-name="P19"><text:span text:style-name="T6">Die Entwickler Tools einschalten mit F12 (Mac: Cmd+Opt+I)</text:span></text:p>
        </text:list-item>
        <text:list-item>
          <text:p text:style-name="P18"><text:span text:style-name="T6">Den Source Tab auswählen.</text:span></text:p>
        </text:list-item>
      </text:list>
      <text:p text:style-name="P1">Hier ist was man beim ersten Mal sehen sollte:</text:p>
      <text:p text:style-name="P1"><draw:frame draw:style-name="fr1" draw:name="Grafik1" text:anchor-type="as-char" svg:width="15.603cm" svg:height="5.129cm" draw:z-index="1"><draw:image xlink:href="https://javascript.info/article/debugging-chrome/chrome-open-sources.png" xlink:type="simple" xlink:show="embed" xlink:actuate="onLoad"/></draw:frame> </text:p>
      <text:p text:style-name="P1">Der Toggler button öffnet die Tabs mit den Dateien.</text:p>
      <text:p text:style-name="P3"><text:span text:style-name="T6">Da hin klicken und index.html und dann hello.js auswählen im tree view.</text:span></text:p>
      <text:p text:style-name="P3"><text:span text:style-name="T6">Hier ist was wir sehen: </text:span></text:p>
      <text:p text:style-name="P1"><draw:frame draw:style-name="fr1" draw:name="Grafik2" text:anchor-type="as-char" svg:width="16.822cm" svg:height="5.89cm" draw:z-index="2"><draw:image xlink:href="https://javascript.info/article/debugging-chrome/chrome-tabs.png" xlink:type="simple" xlink:show="embed" xlink:actuate="onLoad"/></draw:frame> </text:p>
      <text:list xml:id="list3540605172569155120" text:style-name="L2">
        <text:list-header>
          <text:p text:style-name="P12"><text:span text:style-name="T6">Wir sehen die drei Zonen.</text:span></text:p>
          <text:list>
            <text:list-item>
              <text:p text:style-name="P12"><text:span text:style-name="T6">Im Resourcen Bereich gibt es eine Liste von HTML, Javascript, CSS und anderen Dateien, inklusive Bilddateien und Extensions. </text:span></text:p>
            </text:list-item>
            <text:list-item>
              <text:p text:style-name="P12"><text:span text:style-name="T6">Der Source Bereich zeigt den Source Code.</text:span></text:p>
            </text:list-item>
            <text:list-item>
              <text:p text:style-name="P12"><text:span text:style-name="T6">Die Information und Kontrol Bereich ist zum Debuggen.</text:span></text:p>
            </text:list-item>
          </text:list>
        </text:list-header>
      </text:list>
      <text:p text:style-name="P3"><text:span text:style-name="T6">Mit dem Toggler kann man diese Liste verschinden lassen. </text:span></text:p>
      <text:h text:style-name="P21" text:outline-level="2"><text:soft-page-break/><text:a xlink:type="simple" xlink:href="https://javascript.info/debugging-chrome#console" office:name="console" text:style-name="Internet_20_link" text:visited-style-name="Visited_20_Internet_20_Link"><text:span text:style-name="T5">Console</text:span></text:a></text:h>
      <text:p text:style-name="P5"><text:span text:style-name="T6">Mit drücken von, öffnet sich die Console unten. Da kann man Kommanods eingeben und mit Enter ausführen und <text:s/>das Ergebnis ansehen., welches unmittelbar ausgegeben wird. </text:span></text:p>
      <text:p text:style-name="P3"><text:span text:style-name="T6"><draw:frame draw:style-name="fr2" draw:name="Grafik3" text:anchor-type="as-char" svg:width="16.752cm" svg:height="5.704cm" draw:z-index="3"><draw:image xlink:href="https://javascript.info/article/debugging-chrome/chrome-sources-console.png" xlink:type="simple" xlink:show="embed" xlink:actuate="onLoad"/></draw:frame></text:span><text:span text:style-name="T6"> </text:span></text:p>
      <text:h text:style-name="P23" text:outline-level="2"><text:a xlink:type="simple" xlink:href="https://javascript.info/debugging-chrome#breakpoints" office:name="breakpoints" text:style-name="Internet_20_link" text:visited-style-name="Visited_20_Internet_20_Link"><text:span text:style-name="T5">Breakpoints</text:span></text:a></text:h>
      <text:p text:style-name="P3"><text:span text:style-name="T6">Nehmen wir mal an, das wir eine hello.js Datei haben wie unten. Klicke auf die Zeile 4.</text:span></text:p>
      <text:p text:style-name="P3"><text:span text:style-name="T6">So setzt man Breakpoints. <text:s/>Klicken Sie jetzt auf Zeile 8 – wieder ein Breakpoint. </text:span></text:p>
      <text:p text:style-name="P3"><text:span text:style-name="T6">Es sieht so aus:</text:span></text:p>
      <text:p text:style-name="P1"><draw:frame draw:style-name="fr2" draw:name="Grafik4" text:anchor-type="as-char" svg:width="16.787cm" svg:height="5.659cm" draw:z-index="4"><draw:image xlink:href="https://javascript.info/article/debugging-chrome/chrome-sources-breakpoint.png" xlink:type="simple" xlink:show="embed" xlink:actuate="onLoad"/></draw:frame> </text:p>
      <text:p text:style-name="P3"><text:span text:style-name="T6">Ein Breakpoint ist eine Stelle an der Debugger automatisch eine Pause macht. </text:span></text:p>
      <text:p text:style-name="P1">Während der Code eine Pause macht, können wir Variablen untersuchen, Kommandos ausführen in Console usw.</text:p>
      <text:p text:style-name="P1">Wir können eine Liste der Breakpoints links sehen. Damit können wir folgendes:</text:p>
      <text:list xml:id="list3574575061543630831" text:style-name="L3">
        <text:list-item>
          <text:list>
            <text:list-item>
              <text:p text:style-name="P13">Springen zu den Breakpoints durch Klicken in rechten Panel.</text:p>
            </text:list-item>
            <text:list-item>
              <text:p text:style-name="P13">Aussetzen von Breakpoints </text:p>
            </text:list-item>
            <text:list-item>
              <text:p text:style-name="P14"><text:span text:style-name="T1">Löschen von Breakpoints durch anklicken dieser und klicken auf Remove</text:span></text:p>
            </text:list-item>
            <text:list-item>
              <text:p text:style-name="P14"><text:span text:style-name="T1">Und so weiter........</text:span></text:p>
              <text:p text:style-name="P14"><text:span text:style-name="T1"/></text:p>
            </text:list-item>
          </text:list>
        </text:list-item>
      </text:list>
      <text:p text:style-name="P6"><text:soft-page-break/>Conditional breakpoints</text:p>
      <text:p text:style-name="P16"><text:span text:style-name="Emphasis"><text:span text:style-name="T6">Right click</text:span></text:span><text:span text:style-name="T6"> on the line number allows to create a </text:span><text:span text:style-name="Emphasis"><text:span text:style-name="T6">conditional</text:span></text:span><text:span text:style-name="T6"> breakpoint. It only triggers when the given expression is truthy.</text:span></text:p>
      <text:p text:style-name="P15">That’s handy when we need to stop only for a certain variable value or for certain function parameters.</text:p>
      <text:h text:style-name="P21" text:outline-level="2"><text:a xlink:type="simple" xlink:href="https://javascript.info/debugging-chrome#debugger-command" office:name="debugger-command" text:style-name="Internet_20_link" text:visited-style-name="Visited_20_Internet_20_Link"><text:span text:style-name="T3">Debugger command</text:span></text:a></text:h>
      <text:p text:style-name="P3"><text:span text:style-name="T6">We can also pause the code by using the </text:span><text:span text:style-name="Source_20_Text"><text:span text:style-name="T10">debugger</text:span></text:span><text:span text:style-name="T6"> command, like this:</text:span></text:p>
      <text:p text:style-name="P30"/>
      <text:p text:style-name="P31"/>
      <text:p text:style-name="P31"/>
      <text:p text:style-name="P31"/>
      <text:p text:style-name="P30"><text:span text:style-name="Source_20_Text"><text:span text:style-name="T17">function</text:span></text:span><text:span text:style-name="Source_20_Text"><text:span text:style-name="T18"> hello</text:span></text:span><text:span text:style-name="Source_20_Text"><text:span text:style-name="T20">(</text:span></text:span><text:span text:style-name="Source_20_Text"><text:span text:style-name="T18">name</text:span></text:span><text:span text:style-name="Source_20_Text"><text:span text:style-name="T20">)</text:span></text:span><text:span text:style-name="Source_20_Text"><text:span text:style-name="T18"> </text:span></text:span><text:span text:style-name="Source_20_Text"><text:span text:style-name="T20">{</text:span></text:span></text:p>
      <text:p text:style-name="P31"><text:span text:style-name="Source_20_Text"><text:span text:style-name="T19"><text:s text:c="2"/></text:span></text:span><text:span text:style-name="Source_20_Text"><text:span text:style-name="T17">let</text:span></text:span><text:span text:style-name="Source_20_Text"><text:span text:style-name="T18"> phrase </text:span></text:span><text:span text:style-name="Source_20_Text"><text:span text:style-name="T21">=</text:span></text:span><text:span text:style-name="Source_20_Text"><text:span text:style-name="T18"> </text:span></text:span><text:span text:style-name="Source_20_Text"><text:span text:style-name="T22">`Hello, </text:span></text:span><text:span text:style-name="Source_20_Text"><text:span text:style-name="T20">${</text:span></text:span><text:span text:style-name="Source_20_Text"><text:span text:style-name="T18">name</text:span></text:span><text:span text:style-name="Source_20_Text"><text:span text:style-name="T20">}</text:span></text:span><text:span text:style-name="Source_20_Text"><text:span text:style-name="T22">!`</text:span></text:span><text:span text:style-name="Source_20_Text"><text:span text:style-name="T20">;</text:span></text:span></text:p>
      <text:p text:style-name="P31"/>
      <text:p text:style-name="P31"><text:span text:style-name="Source_20_Text"><text:span text:style-name="T19"><text:s text:c="2"/></text:span></text:span><text:span text:style-name="Source_20_Text"><text:span text:style-name="T17">debugger</text:span></text:span><text:span text:style-name="Source_20_Text"><text:span text:style-name="T20">;</text:span></text:span><text:span text:style-name="Source_20_Text"><text:span text:style-name="T18"> <text:s/></text:span></text:span><text:span text:style-name="Source_20_Text"><text:span text:style-name="T23">// &lt;-- the debugger stops here</text:span></text:span></text:p>
      <text:p text:style-name="P31"/>
      <text:p text:style-name="P31"><text:span text:style-name="Source_20_Text"><text:span text:style-name="T19"><text:s text:c="2"/></text:span></text:span><text:span text:style-name="Source_20_Text"><text:span text:style-name="T18">say</text:span></text:span><text:span text:style-name="Source_20_Text"><text:span text:style-name="T20">(</text:span></text:span><text:span text:style-name="Source_20_Text"><text:span text:style-name="T18">phrase</text:span></text:span><text:span text:style-name="Source_20_Text"><text:span text:style-name="T20">);</text:span></text:span></text:p>
      <text:p text:style-name="P31"><text:span text:style-name="Source_20_Text"><text:span text:style-name="T20">}</text:span></text:span></text:p>
      <text:p text:style-name="P1">That’s very convenient when we are in a code editor and don’t want to switch to the browser and look up the script in developer tools to set the breakpoint.</text:p>
      <text:h text:style-name="P21" text:outline-level="2"><text:a xlink:type="simple" xlink:href="https://javascript.info/debugging-chrome#pause-and-look-around" office:name="pause-and-look-around" text:style-name="Internet_20_link" text:visited-style-name="Visited_20_Internet_20_Link"><text:span text:style-name="T3">Pause and look around</text:span></text:a></text:h>
      <text:p text:style-name="P5"><text:span text:style-name="T6">In our example, </text:span><text:span text:style-name="Source_20_Text"><text:span text:style-name="T10">hello()</text:span></text:span><text:span text:style-name="T6"> is called during the page load, so the easiest way to activate the debugger is to reload the page. So let’s press </text:span><text:span text:style-name="User_20_Entry"><text:span text:style-name="T9">F5</text:span></text:span><text:span text:style-name="T6"> (Windows, Linux) or </text:span><text:span text:style-name="User_20_Entry"><text:span text:style-name="T9">Cmd</text:span></text:span><text:span text:style-name="User_20_Entry"><text:span text:style-name="T15">+</text:span></text:span><text:span text:style-name="User_20_Entry"><text:span text:style-name="T9">R</text:span></text:span><text:span text:style-name="T6"> (Mac).</text:span></text:p>
      <text:p text:style-name="P1">As the breakpoint is set, the execution pauses at the 4th line:</text:p>
      <text:p text:style-name="P1">Please open the informational dropdowns to the right (labeled with arrows). They allow you to examine the current code state:</text:p>
      <text:list xml:id="list4949259597058244567" text:style-name="L4">
        <text:list-item>
          <text:p text:style-name="P4"><text:span text:style-name="Strong_20_Emphasis"><text:span text:style-name="Source_20_Text"><text:span text:style-name="T10">Watch</text:span></text:span></text:span><text:span text:style-name="Strong_20_Emphasis"><text:span text:style-name="T6"> – shows current values for any expressions.</text:span></text:span></text:p>
          <text:p text:style-name="P4"><text:span text:style-name="T6">You can click the plus </text:span><text:span text:style-name="Source_20_Text"><text:span text:style-name="T10">+</text:span></text:span><text:span text:style-name="T6"> and input an expression. The debugger will show its value at any moment, automatically recalculating it in the process of execution.</text:span></text:p>
        </text:list-item>
        <text:list-item>
          <text:p text:style-name="P4"><text:span text:style-name="Strong_20_Emphasis"><text:span text:style-name="Source_20_Text"><text:span text:style-name="T10">Call Stack</text:span></text:span></text:span><text:span text:style-name="Strong_20_Emphasis"><text:span text:style-name="T6"> – shows the nested calls chain.</text:span></text:span></text:p>
          <text:p text:style-name="P4"><text:span text:style-name="T6">At the current moment the debugger is inside </text:span><text:span text:style-name="Source_20_Text"><text:span text:style-name="T10">hello()</text:span></text:span><text:span text:style-name="T6"> call, called by a script in </text:span><text:span text:style-name="Source_20_Text"><text:span text:style-name="T10">index.html</text:span></text:span><text:span text:style-name="T6"> (no function there, so it’s called “anonymous”).</text:span></text:p>
          <text:p text:style-name="P2">If you click on a stack item, the debugger jumps to the corresponding code, and all its variables can be examined as well.</text:p>
        </text:list-item>
        <text:list-item>
          <text:p text:style-name="P4"><text:span text:style-name="Strong_20_Emphasis"><text:span text:style-name="Source_20_Text"><text:span text:style-name="T10">Scope</text:span></text:span></text:span><text:span text:style-name="Strong_20_Emphasis"><text:span text:style-name="T6"> – current variables.</text:span></text:span></text:p>
          <text:p text:style-name="P4"><text:span text:style-name="Source_20_Text"><text:span text:style-name="T10">Local</text:span></text:span><text:span text:style-name="T6"> shows local function variables. You can also see their values highlighted right over the source.</text:span></text:p>
          <text:p text:style-name="P4"><text:span text:style-name="Source_20_Text"><text:span text:style-name="T10">Global</text:span></text:span><text:span text:style-name="T6"> has global variables (out of any functions).</text:span></text:p>
          <text:p text:style-name="P4"><text:soft-page-break/><text:span text:style-name="T6">There’s also </text:span><text:span text:style-name="Source_20_Text"><text:span text:style-name="T10">this</text:span></text:span><text:span text:style-name="T6"> keyword there that we didn’t study yet, but we’ll do that soon.</text:span></text:p>
        </text:list-item>
      </text:list>
      <text:h text:style-name="P21" text:outline-level="2"><text:a xlink:type="simple" xlink:href="https://javascript.info/debugging-chrome#tracing-the-execution" office:name="tracing-the-execution" text:style-name="Internet_20_link" text:visited-style-name="Visited_20_Internet_20_Link"><text:span text:style-name="T3">Tracing the execution</text:span></text:a></text:h>
      <text:p text:style-name="P3"><text:span text:style-name="T6">Now it’s time to </text:span><text:span text:style-name="Emphasis"><text:span text:style-name="T6">trace</text:span></text:span><text:span text:style-name="T6"> the script.</text:span></text:p>
      <text:p text:style-name="P1">There are buttons for it at the top of the right pane. Let’s engage them.</text:p>
      <text:p text:style-name="P25"><text:span text:style-name="T12"> – </text:span><text:span text:style-name="T8">continue the execution, hotkey </text:span><text:span text:style-name="User_20_Entry"><text:span text:style-name="T11">F8</text:span></text:span><text:span text:style-name="T8">.</text:span></text:p>
      <text:p text:style-name="P28">Resumes the execution. If there are no additional breakpoints, then the execution just continues and the debugger loses control.</text:p>
      <text:p text:style-name="P28">Here’s what we can see after a click on it:</text:p>
      <text:p text:style-name="P29"><text:span text:style-name="T6">The execution has resumed, reached another breakpoint inside </text:span><text:span text:style-name="Source_20_Text"><text:span text:style-name="T10">say()</text:span></text:span><text:span text:style-name="T6"> and paused there. Take a look at the “Call stack” at the right. It has increased by one more call. We’re inside </text:span><text:span text:style-name="Source_20_Text"><text:span text:style-name="T10">say()</text:span></text:span><text:span text:style-name="T6"> now.</text:span></text:p>
      <text:p text:style-name="P27"><text:span text:style-name="T12"> – </text:span><text:span text:style-name="T8">make a step (run the next command), but </text:span><text:span text:style-name="Emphasis"><text:span text:style-name="T8">don’t go into the function</text:span></text:span><text:span text:style-name="T8">, hotkey </text:span><text:span text:style-name="User_20_Entry"><text:span text:style-name="T11">F10</text:span></text:span><text:span text:style-name="T8">.</text:span></text:p>
      <text:p text:style-name="P29"><text:span text:style-name="T6">If we click it now, </text:span><text:span text:style-name="Source_20_Text"><text:span text:style-name="T10">alert</text:span></text:span><text:span text:style-name="T6"> will be shown. The important thing is that </text:span><text:span text:style-name="Source_20_Text"><text:span text:style-name="T10">alert</text:span></text:span><text:span text:style-name="T6"> can be any function, the execution “steps over it”, skipping the function internals.</text:span></text:p>
      <text:p text:style-name="P27"><text:span text:style-name="T12"> – </text:span><text:span text:style-name="T8">make a step, hotkey </text:span><text:span text:style-name="User_20_Entry"><text:span text:style-name="T11">F11</text:span></text:span><text:span text:style-name="T8">.</text:span></text:p>
      <text:p text:style-name="P28">The same as the previous one, but “steps into” nested functions. Clicking this will step through all script actions one by one.</text:p>
      <text:p text:style-name="P27"><text:span text:style-name="T12"> – </text:span><text:span text:style-name="T8">continue the execution till the end of the current function, hotkey </text:span><text:span text:style-name="User_20_Entry"><text:span text:style-name="T11">Shift</text:span></text:span><text:span text:style-name="User_20_Entry"><text:span text:style-name="T16">+</text:span></text:span><text:span text:style-name="User_20_Entry"><text:span text:style-name="T11">F11</text:span></text:span><text:span text:style-name="T8">.</text:span></text:p>
      <text:p text:style-name="P28">The execution would stop at the very last line of the current function. That’s handy when we accidentally entered a nested call using , but it does not interest us, and we want to continue to its end as soon as possible.</text:p>
      <text:p text:style-name="P26"> – <text:span text:style-name="T2">enable/disable all breakpoints.</text:span></text:p>
      <text:p text:style-name="P28">That button does not move the execution. Just a mass on/off for breakpoints.</text:p>
      <text:p text:style-name="P26"> – <text:span text:style-name="T2">enable/disable automatic pause in case of an error.</text:span></text:p>
      <text:p text:style-name="P28">When enabled, and the developer tools is open, a script error automatically pauses the execution. Then we can analyze variables to see what went wrong. So if our script dies with an error, we can open debugger, enable this option and reload the page to see where it dies and what’s the context at that moment.</text:p>
      <text:p text:style-name="P6">Continue to here</text:p>
      <text:p text:style-name="P15">Right click on a line of code opens the context menu with a great option called “Continue to here”.</text:p>
      <text:p text:style-name="P15">That’s handy when we want to move multiple steps forward, but we’re too lazy to set a breakpoint.</text:p>
      <text:h text:style-name="P21" text:outline-level="2"><text:soft-page-break/><text:a xlink:type="simple" xlink:href="https://javascript.info/debugging-chrome#logging" office:name="logging" text:style-name="Internet_20_link" text:visited-style-name="Visited_20_Internet_20_Link"><text:span text:style-name="T3">Logging</text:span></text:a></text:h>
      <text:p text:style-name="P3"><text:span text:style-name="T6">To output something to console, there’s </text:span><text:span text:style-name="Source_20_Text"><text:span text:style-name="T10">console.log</text:span></text:span><text:span text:style-name="T6"> function.</text:span></text:p>
      <text:p text:style-name="P3"><text:span text:style-name="T6">For instance, this outputs values from </text:span><text:span text:style-name="Source_20_Text"><text:span text:style-name="T10">0</text:span></text:span><text:span text:style-name="T6"> to </text:span><text:span text:style-name="Source_20_Text"><text:span text:style-name="T10">4</text:span></text:span><text:span text:style-name="T6"> to console:</text:span></text:p>
      <text:p text:style-name="P30"><text:span text:style-name="Source_20_Text"><text:span text:style-name="T23">// open console to see</text:span></text:span></text:p>
      <text:p text:style-name="P31"><text:span text:style-name="Source_20_Text"><text:span text:style-name="T17">for</text:span></text:span><text:span text:style-name="Source_20_Text"><text:span text:style-name="T18"> </text:span></text:span><text:span text:style-name="Source_20_Text"><text:span text:style-name="T20">(</text:span></text:span><text:span text:style-name="Source_20_Text"><text:span text:style-name="T17">let</text:span></text:span><text:span text:style-name="Source_20_Text"><text:span text:style-name="T18"> i </text:span></text:span><text:span text:style-name="Source_20_Text"><text:span text:style-name="T21">=</text:span></text:span><text:span text:style-name="Source_20_Text"><text:span text:style-name="T18"> </text:span></text:span><text:span text:style-name="Source_20_Text"><text:span text:style-name="T24">0</text:span></text:span><text:span text:style-name="Source_20_Text"><text:span text:style-name="T20">;</text:span></text:span><text:span text:style-name="Source_20_Text"><text:span text:style-name="T18"> i </text:span></text:span><text:span text:style-name="Source_20_Text"><text:span text:style-name="T21">&lt;</text:span></text:span><text:span text:style-name="Source_20_Text"><text:span text:style-name="T18"> </text:span></text:span><text:span text:style-name="Source_20_Text"><text:span text:style-name="T24">5</text:span></text:span><text:span text:style-name="Source_20_Text"><text:span text:style-name="T20">;</text:span></text:span><text:span text:style-name="Source_20_Text"><text:span text:style-name="T18"> i</text:span></text:span><text:span text:style-name="Source_20_Text"><text:span text:style-name="T21">++</text:span></text:span><text:span text:style-name="Source_20_Text"><text:span text:style-name="T20">)</text:span></text:span><text:span text:style-name="Source_20_Text"><text:span text:style-name="T18"> </text:span></text:span><text:span text:style-name="Source_20_Text"><text:span text:style-name="T20">{</text:span></text:span></text:p>
      <text:p text:style-name="P31"><text:span text:style-name="Source_20_Text"><text:span text:style-name="T19"><text:s text:c="2"/></text:span></text:span><text:span text:style-name="Source_20_Text"><text:span text:style-name="T18">console</text:span></text:span><text:span text:style-name="Source_20_Text"><text:span text:style-name="T20">.</text:span></text:span><text:span text:style-name="Source_20_Text"><text:span text:style-name="T18">log</text:span></text:span><text:span text:style-name="Source_20_Text"><text:span text:style-name="T20">(</text:span></text:span><text:span text:style-name="Source_20_Text"><text:span text:style-name="T22">"value"</text:span></text:span><text:span text:style-name="Source_20_Text"><text:span text:style-name="T20">,</text:span></text:span><text:span text:style-name="Source_20_Text"><text:span text:style-name="T18"> i</text:span></text:span><text:span text:style-name="Source_20_Text"><text:span text:style-name="T20">);</text:span></text:span></text:p>
      <text:p text:style-name="P31"><text:span text:style-name="Source_20_Text"><text:span text:style-name="T20">}</text:span></text:span></text:p>
      <text:p text:style-name="P5"><text:span text:style-name="T6">Regular users don’t see that output, it is in the console. To see it, either open the Console tab of developer tools or press </text:span><text:span text:style-name="User_20_Entry"><text:span text:style-name="T9">Esc</text:span></text:span><text:span text:style-name="T6">while in another tab: that opens the console at the bottom.</text:span></text:p>
      <text:p text:style-name="P1">If we have enough logging in our code, then we can see what’s going on from the records, without the debugger.</text:p>
      <text:h text:style-name="P21" text:outline-level="2"><text:a xlink:type="simple" xlink:href="https://javascript.info/debugging-chrome#summary" office:name="summary" text:style-name="Internet_20_link" text:visited-style-name="Visited_20_Internet_20_Link"><text:span text:style-name="T3">Summary</text:span></text:a></text:h>
      <text:p text:style-name="P1">As we can see, there are three main ways to pause a script:</text:p>
      <text:list xml:id="list5025871422521964173" text:style-name="L5">
        <text:list-item>
          <text:p text:style-name="P9">A breakpoint.</text:p>
        </text:list-item>
        <text:list-item>
          <text:p text:style-name="P10"><text:span text:style-name="T6">The </text:span><text:span text:style-name="Source_20_Text"><text:span text:style-name="T10">debugger</text:span></text:span><text:span text:style-name="T6"> statements.</text:span></text:p>
        </text:list-item>
        <text:list-item>
          <text:p text:style-name="P9">An error (if dev tools are open and the button  is “on”)</text:p>
        </text:list-item>
      </text:list>
      <text:p text:style-name="P1">Then we can examine variables and step on to see where the execution goes wrong.</text:p>
      <text:p text:style-name="P3"><text:span text:style-name="T6">There are many more options in developer tools than covered here. The full manual is at </text:span><text:a xlink:type="simple" xlink:href="https://developers.google.com/web/tools/chrome-devtools" text:style-name="Internet_20_link" text:visited-style-name="Visited_20_Internet_20_Link"><text:span text:style-name="T13">https://developers.google.com/web/tools/chrome-devtools</text:span></text:a><text:span text:style-name="T6">.</text:span></text:p>
      <text:p text:style-name="P1">The information from this chapter is enough to begin debugging, but later, especially if you do a lot of browser stuff, please go there and look through more advanced capabilities of developer tools.</text:p>
      <text:p text:style-name="P1">Oh, and also you can click at various places of dev tools and just see what’s showing up. That’s probably the fastest route to learn dev tools. Don’t forget about the right click as well!</text:p>
      <text:section text:style-name="Sect1" text:name="comments">
        <text:h text:style-name="P24" text:outline-level="2"><text:a xlink:type="simple" xlink:href="https://javascript.info/debugging-chrome#comments" office:name="comments" text:style-name="Internet_20_link" text:visited-style-name="Visited_20_Internet_20_Link"><text:span text:style-name="T3">Comments</text:span></text:a></text:h>
        <text:p text:style-name="P17">read this before commenting…</text:p>
        <text:list xml:id="list4421474073348148487" text:style-name="L6">
          <text:list-item>
            <text:p text:style-name="P7">You're welcome to post additions, questions to the articles and answers to them.</text:p>
          </text:list-item>
          <text:list-item>
            <text:p text:style-name="P8"><text:span text:style-name="T7">To insert a few words of code, use the </text:span><text:span text:style-name="Source_20_Text"><text:span text:style-name="T10">&lt;code&gt;</text:span></text:span><text:span text:style-name="T7"> tag, for several lines – use </text:span><text:span text:style-name="Source_20_Text"><text:span text:style-name="T10">&lt;pre&gt;</text:span></text:span><text:span text:style-name="T7">, for more than 10 lines – use a sandbox (</text:span><text:a xlink:type="simple" xlink:href="http://plnkr.co/edit/?p=preview" text:style-name="Internet_20_link" text:visited-style-name="Visited_20_Internet_20_Link"><text:span text:style-name="T14">plnkr</text:span></text:a><text:span text:style-name="T7">, </text:span><text:a xlink:type="simple" xlink:href="http://jsbin.com/" text:style-name="Internet_20_link" text:visited-style-name="Visited_20_Internet_20_Link"><text:span text:style-name="T14">JSBin</text:span></text:a><text:span text:style-name="T7">, </text:span><text:a xlink:type="simple" xlink:href="http://codepen.io/" text:style-name="Internet_20_link" text:visited-style-name="Visited_20_Internet_20_Link"><text:span text:style-name="T14">codepen</text:span></text:a><text:span text:style-name="T7">…)</text:span></text:p>
          </text:list-item>
          <text:list-item>
            <text:p text:style-name="P7">If you can't understand something in the article – please elaborate.</text:p>
          </text:list-item>
        </text:list>
      </text:section>
      <text:section text:style-name="Sect1" text:name="disqus_thread">
        <text:p text:style-name="P11"><text:soft-page-break/><draw:frame draw:style-name="fr3" draw:name="Objekt1" text:anchor-type="as-char" svg:width="0.041cm" svg:height="55.404cm" draw:z-index="0"><draw:floating-frame xlink:href="https://disqus.com/embed/comments/?base=default&amp;f=javascriptinfo&amp;t_i=%2Fdebugging-chrome&amp;t_u=https%3A%2F%2Fjavascript.info%2Fdebugging-chrome&amp;t_e=Debugging%20in%20Chrome&amp;t_d=Debugging%20in%20Chrome&amp;t_t=Debugging%20in%20Chrome&amp;s_o=default#version=3e91f895da97667a42583677a655c093" xlink:type="simple" xlink:show="embed" xlink:actuate="onLoad" draw:frame-name="dsq-app6556"/></draw:frame></text:p>
      </text:section>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BlinkMacSystemFont" svg:font-family="BlinkMacSystemFont, apple-system, 'Segoe UI', Roboto, Helvetica, Arial, sans-serif"/>
    <style:font-face style:name="Consolas" svg:font-family="Consolas, 'Lucida Console', Menlo, Monaco, monospace"/>
    <style:font-face style:name="OpenSymbol" svg:font-family="OpenSymbol"/>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NSimSun" style:font-name-complex="Courier New"/>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vonne Fitzgerald</meta:initial-creator>
    <meta:creation-date>2018-03-12T20:49:07.89</meta:creation-date>
    <dc:date>2018-03-12T22:05:06.04</dc:date>
    <dc:creator>Yvonne Fitzgerald</dc:creator>
    <meta:editing-duration>PT1H43S</meta:editing-duration>
    <meta:editing-cycles>11</meta:editing-cycles>
    <meta:generator>OpenOffice/4.1.4$Win32 OpenOffice.org_project/414m4$Build-9787</meta:generator>
    <meta:document-statistic meta:table-count="1" meta:image-count="4" meta:object-count="1" meta:page-count="7" meta:paragraph-count="102" meta:word-count="1184" meta:character-count="6798"/>
  </office:meta>
</office:document-meta>
</file>